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color="#0000ff" fo:font-style="normal" style:font-style-asian="normal" style:font-style-complex="normal"/>
    </style:style>
    <style:style style:name="P5" style:family="paragraph" style:parent-style-name="Standard"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text-properties fo:color="#0000ff" fo:font-style="normal" style:font-style-asian="normal" style:font-style-complex="normal"/>
    </style:style>
    <style:style style:name="P10" style:family="paragraph" style:parent-style-name="Standard">
      <style:text-properties fo:font-style="normal" style:font-style-asian="normal" style:font-style-complex="normal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Interpolation</text:p>
      <text:p text:style-name="Horizontal_20_Line"/>
      <text:p text:style-name="Standard">Includes:</text:p>
      <text:p text:style-name="P2">stdio.h</text:p>
      <text:p text:style-name="P2">math.h</text:p>
      <text:p text:style-name="P2">"Matrix.h" </text:p>
      <text:p text:style-name="Horizontal_20_Line"/>
      <text:p text:style-name="P3">Methods:</text:p>
      <text:p text:style-name="P2"/>
      <text:p text:style-name="P2">private:</text:p>
      <text:p text:style-name="P2"/>
      <text:p text:style-name="P2">double interpolateNearestNeighbor(double col, double lin);</text:p>
      <text:p text:style-name="P2">double interpolateBilinear(double col, double lin);</text:p>
      <text:p text:style-name="P2">double interpolateBicubic(double col, double lin);</text:p>
      <text:p text:style-name="P2">double df(double x);</text:p>
      <text:p text:style-name="P2">double a(int n);</text:p>
      <text:p text:style-name="P2">double interpolateLagrange(double col, double lin);</text:p>
      <text:p text:style-name="P2">double aa(int n);</text:p>
      <text:p text:style-name="P2">bool checkLimits(int col, int row);</text:p>
      <text:p text:style-name="P2">double I(int i, int j);</text:p>
      <text:p text:style-name="P2"/>
      <text:p text:style-name="P2">public:</text:p>
      <text:p text:style-name="P2"/>
      <text:p text:style-name="P2">Interpolation();</text:p>
      <text:p text:style-name="P2">double interpolate(Matrix *_img, double col, double lin, int method);</text:p>
      <text:p text:style-name="P2">void setMode(int _mode);</text:p>
      <text:p text:style-name="P2"/>
      <text:p text:style-name="Horizontal_20_Line"/>
      <text:p text:style-name="P3">Methods description:</text:p>
      <text:p text:style-name="P3"/>
      <text:p text:style-name="P3">Genaral notes:</text:p>
      <text:p text:style-name="P4">Images ranging from 0.0 to 1.0.</text:p>
      <text:p text:style-name="P4">Mode 0: grayscale.</text:p>
      <text:p text:style-name="P4">Mode 1: color image – RRGGBB integer divided by 0xFFFFFF.</text:p>
      <text:p text:style-name="P3"/>
      <text:p text:style-name="P11">Private:</text:p>
      <text:p text:style-name="P3"/>
      <text:p text:style-name="P2">double interpolateNearestNeighbor(double col, double lin);</text:p>
      <text:p text:style-name="P4">Run nearest neighbor interpolation.</text:p>
      <text:p text:style-name="P2"/>
      <text:p text:style-name="P2">double interpolateBilinear(double col, double lin);</text:p>
      <text:p text:style-name="P4">Run bilinear interpolation.</text:p>
      <text:p text:style-name="P4"/>
      <text:p text:style-name="P2">double interpolateBicubic(double col, double lin);</text:p>
      <text:p text:style-name="P4">Run bicubic interpolation.</text:p>
      <text:p text:style-name="P4"/>
      <text:p text:style-name="P2">double df(double x);</text:p>
      <text:p text:style-name="P4">Bicubic support funciton.</text:p>
      <text:p text:style-name="P2"/>
      <text:p text:style-name="P2">double a(int n);</text:p>
      <text:p text:style-name="P4"><text:soft-page-break/>Bicubic support funciton.</text:p>
      <text:p text:style-name="P4"/>
      <text:p text:style-name="P2">double interpolateLagrange(double col, double lin);</text:p>
      <text:p text:style-name="P4">Run lagrange interpolation.</text:p>
      <text:p text:style-name="P2"/>
      <text:p text:style-name="P2">double aa(int n);</text:p>
      <text:p text:style-name="P4">Lagrange support funciton.</text:p>
      <text:p text:style-name="P4"/>
      <text:p text:style-name="P2">bool checkLimits(int col, int row);</text:p>
      <text:p text:style-name="P4">Check limits.</text:p>
      <text:p text:style-name="P2"/>
      <text:p text:style-name="P2">double I(int i, int j);</text:p>
      <text:p text:style-name="P4">Support function. Read a pixel.</text:p>
      <text:p text:style-name="Standard"/>
      <text:p text:style-name="P12">Public:</text:p>
      <text:p text:style-name="Standard"/>
      <text:p text:style-name="P2">Interpolation();</text:p>
      <text:p text:style-name="P4">Constructor.</text:p>
      <text:p text:style-name="P2"/>
      <text:p text:style-name="P2">double interpolate(Matrix *_img, double col, double lin, int method);</text:p>
      <text:p text:style-name="P4">Interpolate.</text:p>
      <text:p text:style-name="P2"/>
      <text:p text:style-name="P2">void setMode(int _mode);</text:p>
      <text:p text:style-name="P4">Change color mode.</text:p>
      <text:p text:style-name="Standard"/>
      <text:p text:style-name="Horizontal_20_Line"/>
      <text:p text:style-name="P6">The E-FOTO Team</text:p>
      <text:p text:style-name="P7"/>
      <text:p text:style-name="P7">Class developed by: Marcelo Teixeira Silveira</text:p>
      <text:p text:style-name="P5">Document: Marcelo Teixeira Silveira</text:p>
      <text:p text:style-name="P5">Date: 2011-2012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o SIlveira</meta:initial-creator>
    <meta:creation-date>2011-10-17T15:42:10</meta:creation-date>
    <dc:date>2012-02-13T12:37:22</dc:date>
    <dc:creator>Marcelo SIlveira</dc:creator>
    <meta:editing-duration>PT00H55M54S</meta:editing-duration>
    <meta:editing-cycles>11</meta:editing-cycles>
    <meta:generator>OpenOffice.org/3.2$Unix OpenOffice.org_project/320m12$Build-9483</meta:generator>
    <meta:document-statistic meta:table-count="0" meta:image-count="0" meta:object-count="0" meta:page-count="2" meta:paragraph-count="55" meta:word-count="187" meta:character-count="1503"/>
  </office:meta>
</office:document-meta>
</file>